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9cm" fo:margin-left="0.095cm" table:align="left"/>
    </style:style>
    <style:style style:name="Table1.A" style:family="table-column">
      <style:table-column-properties style:column-width="16.9cm"/>
    </style:style>
    <style:style style:name="Table1.1" style:family="table-row">
      <style:table-row-properties style:min-row-height="25.102cm"/>
    </style:style>
    <style:style style:name="Table1.A1" style:family="table-cell">
      <style:table-cell-properties style:vertical-align="middle" fo:padding="0.049cm" fo:border="none" style:writing-mode="page"/>
    </style:style>
    <style:style style:name="P1" style:family="paragraph" style:parent-style-name="Title">
      <style:text-properties officeooo:rsid="001ec0b5" officeooo:paragraph-rsid="00263ea6"/>
    </style:style>
    <style:style style:name="P2" style:family="paragraph" style:parent-style-name="Subtitle">
      <style:text-properties officeooo:rsid="001f4295" officeooo:paragraph-rsid="00263ea6"/>
    </style:style>
    <style:style style:name="P3" style:family="paragraph" style:parent-style-name="Subtitle">
      <style:text-properties officeooo:rsid="001ec0b5" officeooo:paragraph-rsid="00263ea6"/>
    </style:style>
    <style:style style:name="P4" style:family="paragraph" style:parent-style-name="Text_20_body">
      <style:text-properties officeooo:rsid="001ec0b5" officeooo:paragraph-rsid="001ec0b5"/>
    </style:style>
    <style:style style:name="P5" style:family="paragraph" style:parent-style-name="Text_20_body">
      <style:paragraph-properties fo:break-before="page"/>
      <style:text-properties officeooo:rsid="001f4295" officeooo:paragraph-rsid="001f4295"/>
    </style:style>
    <style:style style:name="P6" style:family="paragraph" style:parent-style-name="Text_20_body" style:list-style-name="L1">
      <style:text-properties officeooo:rsid="001f4295" officeooo:paragraph-rsid="001f429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rsid="001ec0b5" officeooo:paragraph-rsid="001ec0b5"/>
    </style:style>
    <style:style style:name="P9" style:family="paragraph" style:parent-style-name="Text_20_body" style:list-style-name="L2">
      <style:text-properties officeooo:paragraph-rsid="001ec0b5"/>
    </style:style>
    <style:style style:name="P10" style:family="paragraph" style:parent-style-name="Text_20_body">
      <style:text-properties officeooo:paragraph-rsid="001ec0b5"/>
    </style:style>
    <style:style style:name="P11" style:family="paragraph" style:parent-style-name="Text_20_body" style:list-style-name="L3">
      <style:text-properties officeooo:rsid="001ec0b5" officeooo:paragraph-rsid="001ec0b5"/>
    </style:style>
    <style:style style:name="P12" style:family="paragraph" style:parent-style-name="Text_20_body" style:list-style-name="L3">
      <style:text-properties officeooo:rsid="001f4295" officeooo:paragraph-rsid="001f4295"/>
    </style:style>
    <style:style style:name="P13" style:family="paragraph" style:parent-style-name="Text_20_body" style:list-style-name="L3">
      <style:text-properties officeooo:rsid="002733df" officeooo:paragraph-rsid="002733df"/>
    </style:style>
    <style:style style:name="P14" style:family="paragraph" style:parent-style-name="Text_20_body">
      <style:text-properties officeooo:rsid="001f4295" officeooo:paragraph-rsid="001f4295"/>
    </style:style>
    <style:style style:name="P15" style:family="paragraph" style:parent-style-name="Text_20_body" style:list-style-name="L4">
      <style:text-properties officeooo:rsid="00213e08" officeooo:paragraph-rsid="00213e08"/>
    </style:style>
    <style:style style:name="P16" style:family="paragraph" style:parent-style-name="Text_20_body" style:list-style-name="L4">
      <style:text-properties officeooo:rsid="0021d3bf" officeooo:paragraph-rsid="0021d3bf"/>
    </style:style>
    <style:style style:name="P17" style:family="paragraph" style:parent-style-name="Text_20_body" style:list-style-name="L4">
      <style:text-properties officeooo:rsid="0022d685" officeooo:paragraph-rsid="0022d685"/>
    </style:style>
    <style:style style:name="P18" style:family="paragraph" style:parent-style-name="Text_20_body" style:list-style-name="L4">
      <style:text-properties officeooo:rsid="002733df" officeooo:paragraph-rsid="002733df"/>
    </style:style>
    <style:style style:name="P19" style:family="paragraph" style:parent-style-name="Text_20_body">
      <style:text-properties officeooo:rsid="0024bbb5" officeooo:paragraph-rsid="0024bbb5"/>
    </style:style>
    <style:style style:name="P20" style:family="paragraph" style:parent-style-name="Text_20_body" style:list-style-name="L5">
      <style:text-properties officeooo:rsid="0024bbb5" officeooo:paragraph-rsid="0024bbb5"/>
    </style:style>
    <style:style style:name="P21" style:family="paragraph" style:parent-style-name="Text_20_body" style:list-style-name="L5">
      <style:text-properties officeooo:rsid="0027aa7c" officeooo:paragraph-rsid="0027aa7c"/>
    </style:style>
    <style:style style:name="P22" style:family="paragraph" style:parent-style-name="Text_20_body" style:list-style-name="L5">
      <style:text-properties officeooo:rsid="0025012d" officeooo:paragraph-rsid="0025012d"/>
    </style:style>
    <style:style style:name="P23" style:family="paragraph" style:parent-style-name="Text_20_body" style:list-style-name="L5">
      <style:text-properties officeooo:rsid="002733df" officeooo:paragraph-rsid="002733df"/>
    </style:style>
    <style:style style:name="P24" style:family="paragraph" style:parent-style-name="Text_20_body">
      <style:text-properties style:text-underline-style="solid" style:text-underline-width="auto" style:text-underline-color="font-color" officeooo:rsid="0025012d" officeooo:paragraph-rsid="002733df"/>
    </style:style>
    <style:style style:name="T1" style:family="text">
      <style:text-properties officeooo:rsid="00213e08"/>
    </style:style>
    <style:style style:name="T2" style:family="text">
      <style:text-properties officeooo:rsid="001ec0b5"/>
    </style:style>
    <style:style style:name="T3" style:family="text">
      <style:text-properties officeooo:rsid="001f4295"/>
    </style:style>
    <style:style style:name="T4" style:family="text">
      <style:text-properties officeooo:rsid="0021d3bf"/>
    </style:style>
    <style:style style:name="T5" style:family="text">
      <style:text-properties officeooo:rsid="0022d685"/>
    </style:style>
    <style:style style:name="T6" style:family="text">
      <style:text-properties officeooo:rsid="002762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Media converter</text:p>
            <text:p text:style-name="P2">Konwerter i edytor <text:span text:style-name="T1">ujednolicający</text:span> <text:span text:style-name="T1">pliki graficzne</text:span></text:p>
            <text:p text:style-name="P3">Bartłomiej Deska</text:p>
          </table:table-cell>
        </table:table-row>
      </table:table>
      <text:p text:style-name="P4"/>
      <text:p text:style-name="P5">Wymagania systemowe:</text:p>
      <text:list text:style-name="L1">
        <text:list-item>
          <text:p text:style-name="P6">git</text:p>
        </text:list-item>
        <text:list-item>
          <text:p text:style-name="P6">npm</text:p>
        </text:list-item>
        <text:list-item>
          <text:p text:style-name="P6">python</text:p>
        </text:list-item>
      </text:list>
      <text:p text:style-name="P4"/>
      <text:p text:style-name="P4">Uruchamianie projektu:</text:p>
      <text:list text:continue-numbering="true" text:style-name="L1">
        <text:list-item>
          <text:p text:style-name="P7"><text:span text:style-name="T2">git clone „</text:span>https://github.com/xodix/media-converter.git<text:span text:style-name="T2">”</text:span></text:p>
        </text:list-item>
        <text:list-item>
          <text:p text:style-name="P8">cd media-converter</text:p>
        </text:list-item>
        <text:list-item>
          <text:p text:style-name="P8">npm i</text:p>
        </text:list-item>
        <text:list-item>
          <text:p text:style-name="P8">npm run build</text:p>
        </text:list-item>
        <text:list-item>
          <text:p text:style-name="P8">cd dist</text:p>
        </text:list-item>
        <text:list-item>
          <text:p text:style-name="P8">python -m http.server 8080</text:p>
        </text:list-item>
        <text:list-item>
          <text:p text:style-name="P8">Za pomocą przeglądarki przejdź do <text:a xlink:type="simple" xlink:href="http://localhost:8080/" text:style-name="Internet_20_link" text:visited-style-name="Visited_20_Internet_20_Link"><text:span text:style-name="T1">http://</text:span>localhost:8080</text:a> </text:p>
        </text:list-item>
      </text:list>
      <text:p text:style-name="P4">LUB</text:p>
      <text:list text:style-name="L2">
        <text:list-item>
          <text:p text:style-name="P9">Pobierz archiwum projektu</text:p>
        </text:list-item>
        <text:list-item>
          <text:p text:style-name="P9">unzip MediaConverter.zip</text:p>
        </text:list-item>
        <text:list-item>
          <text:p text:style-name="P9">cd MediaConverter</text:p>
        </text:list-item>
        <text:list-item>
          <text:p text:style-name="P9">npm i</text:p>
        </text:list-item>
        <text:list-item>
          <text:p text:style-name="P9">npm run dev</text:p>
        </text:list-item>
        <text:list-item>
          <text:p text:style-name="P9">Za pomocą przeglądarki przejdź do http://localhost:8080</text:p>
        </text:list-item>
      </text:list>
      <text:p text:style-name="P10"><text:a xlink:type="simple" xlink:href="http://media-converter.netlify.app/" text:style-name="Internet_20_link" text:visited-style-name="Visited_20_Internet_20_Link">http://media-converter.netlify.app</text:a></text:p>
      <text:p text:style-name="P4">Funkcje projektu:</text:p>
      <text:list text:style-name="L3">
        <text:list-item>
          <text:p text:style-name="P11">Przesyłanie plików graficznych z systemu użytkownika na stronę.</text:p>
        </text:list-item>
        <text:list-item>
          <text:p text:style-name="P11">Pobieranie losowych zdjęć z serwisu Lorem Picsum.</text:p>
        </text:list-item>
        <text:list-item>
          <text:p text:style-name="P11">Zmiana wysokości i szerokości wszystkich plików graficznych.</text:p>
        </text:list-item>
        <text:list-item>
          <text:p text:style-name="P11">Ujednolicenie formatów wszystkich plików graficznych.</text:p>
        </text:list-item>
        <text:list-item>
          <text:p text:style-name="P11">Możliwość <text:span text:style-name="T3">zmiany przestrzeni barw z obrazu kolorowego na odcienie szarości.</text:span></text:p>
        </text:list-item>
        <text:list-item>
          <text:p text:style-name="P12">Możliwość przywrócenia koloru (po zmianie na odcienie szarości).</text:p>
        </text:list-item>
        <text:list-item>
          <text:p text:style-name="P12">Możliwość aplikacji efektu rozmycia.</text:p>
        </text:list-item>
        <text:list-item>
          <text:p text:style-name="P12">Zmiana nazwy ostatecznego pliku zip.</text:p>
        </text:list-item>
        <text:list-item>
          <text:p text:style-name="P12">Pobranie wszystkich plików graficznych w formacie .zip</text:p>
        </text:list-item>
        <text:list-item>
          <text:p text:style-name="P13">Zapisywanie konfguracji mimo opuszczenia strony.</text:p>
        </text:list-item>
      </text:list>
      <text:p text:style-name="P14"/>
      <text:p text:style-name="P5">Szczegóły implementacji funkcji:</text:p>
      <text:list text:style-name="L4">
        <text:list-item>
          <text:p text:style-name="P15">Pliki przesyłane są przez &lt;input type=”file”&gt; i przechowywane są w systemie plików przeglądarki za pomocą URL.createObjectURL(plikWBlob) i wyświetlone zgodnie z konfiguracją na elementach &lt;canvas&gt;.</text:p>
        </text:list-item>
        <text:list-item>
          <text:p text:style-name="P15">Zdjęcia są pobierane metodą fetch() po czym pliki są zapisywane w systemie plików przeglądarki i wyświetlone zgodnie z konfiguracją na elementach &lt;canvas&gt;. </text:p>
        </text:list-item>
        <text:list-item>
          <text:p text:style-name="P15">Zmiana wysokości/szerokości zmienia wymiary element<text:span text:style-name="T4">ów</text:span> &lt;canvas&gt; i ponownie wyświetla <text:span text:style-name="T4">pliki graficzne</text:span> zgodnie z konfiguracją, poniważ zmiana wymiarów elementu &lt;canvas&gt; czyści jego zawartość.</text:p>
        </text:list-item>
        <text:list-item>
          <text:p text:style-name="P16">Zmiana formatu webp/jpg/png jest brana pod uwagę podczas pobierania pojedynczego obrazu z elementu &lt;canvas&gt;.</text:p>
        </text:list-item>
        <text:list-item>
          <text:p text:style-name="P16">Każdy pixel w każdym elemencie &lt;canvas&gt; jest zmodyfikowany wedle algorytmu:<text:line-break/>r = g = b = (r*0.3 + g*0.6 + b*0.1)</text:p>
        </text:list-item>
        <text:list-item>
          <text:p text:style-name="P16">Orginalny plik, który nadal jest przechowywany w systemie plików przeglądarki, zostaje wyświetlony na elemencie &lt;canvas&gt; bez modyfikacji pixeli.</text:p>
        </text:list-item>
        <text:list-item>
          <text:p text:style-name="P16">Każdy obraz jest modyfikowany wedle algorytmu rozmycia liniowego. Niestety rozmycie Gaussa uznałem za zbyt wolne, szczególnie dla <text:span text:style-name="T5">obrazów powyżej 8MP. Przepisując algorytmu w C i używając Webassembly można skrócić czas potrzebny na rozmycie.</text:span></text:p>
        </text:list-item>
        <text:list-item>
          <text:p text:style-name="P17">Nazwa jest brana pod uwagę podczas procesu zapisywania <text:span text:style-name="T6">pliku zip</text:span>.</text:p>
        </text:list-item>
        <text:list-item>
          <text:p text:style-name="P17">Proces pobierania jest wspomagany przez bibliotekę JSZip. Każdy element &lt;canvas&gt; jest pobierany jako plik w<text:span text:style-name="T6">e</text:span> wskaznym formacie. Te pliki są przekazane do JSZip, gdzie nakładana jest na nie kompresja bezstratna. JSZip tworzy plik .zip pod wskazaną nazwą i jest pobierany za pomocą niewidzialnego przycisku.</text:p>
        </text:list-item>
        <text:list-item>
          <text:p text:style-name="P18">Każda zmiana w konfiguracji jest zapisywana do klasy Configuration, która jest parsowana jako JSON i zapisywana w LocalStorage przed zamknięciem strony i wsczytana podczas jej załadowania</text:p>
        </text:list-item>
      </text:list>
      <text:p text:style-name="P19">Użyte technologie:</text:p>
      <text:list text:style-name="L5">
        <text:list-item>
          <text:p text:style-name="P20">Vite</text:p>
        </text:list-item>
        <text:list-item>
          <text:p text:style-name="P20">Typescript</text:p>
        </text:list-item>
        <text:list-item>
          <text:p text:style-name="P21">SCSS</text:p>
        </text:list-item>
        <text:list-item>
          <text:p text:style-name="P20">CanvasAPI</text:p>
        </text:list-item>
        <text:list-item>
          <text:p text:style-name="P20">objectURL</text:p>
        </text:list-item>
        <text:list-item>
          <text:p text:style-name="P20">JSZip</text:p>
        </text:list-item>
        <text:list-item>
          <text:p text:style-name="P22">Fetch</text:p>
        </text:list-item>
        <text:list-item>
          <text:p text:style-name="P22">RWD</text:p>
        </text:list-item>
        <text:list-item>
          <text:p text:style-name="P23">LocalStorage</text:p>
        </text:list-item>
      </text:list>
      <text:p text:style-name="P24">Projekt nie wysyła żadnych danych. Wszystkie operacje (poza pobieraniem losowych obrazów) dzieją się na komputerze użytkownika, <text:span text:style-name="T6">co rozróżnia moją aplikację od alternatyw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7T16:33:52.781467468</meta:creation-date>
    <dc:date>2025-06-03T12:53:41.158562810</dc:date>
    <meta:editing-duration>PT33M</meta:editing-duration>
    <meta:editing-cycles>7</meta:editing-cycles>
    <meta:generator>LibreOffice/25.2.3.2$Linux_X86_64 LibreOffice_project/520$Build-2</meta:generator>
    <meta:document-statistic meta:table-count="1" meta:image-count="0" meta:object-count="0" meta:page-count="3" meta:paragraph-count="56" meta:word-count="442" meta:character-count="3103" meta:non-whitespace-character-count="2760"/>
  </office:meta>
</office:document-meta>
</file>